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151cm"/>
    </style:style>
    <style:style style:name="gr5" style:family="graphic" style:parent-style-name="standard">
      <style:graphic-properties draw:stroke="none" svg:stroke-color="#000000" draw:fill="none" fo:min-height="0.232cm"/>
    </style:style>
    <style:style style:name="gr6" style:family="graphic" style:parent-style-name="standard">
      <style:graphic-properties draw:stroke="none" svg:stroke-color="#000000" draw:fill="none" fo:min-height="0.446cm"/>
    </style:style>
    <style:style style:name="gr7" style:family="graphic" style:parent-style-name="standard">
      <style:graphic-properties draw:stroke="none" svg:stroke-color="#000000" draw:fill="none" fo:min-height="0cm"/>
    </style:style>
    <style:style style:name="gr8" style:family="graphic" style:parent-style-name="standard">
      <style:graphic-properties draw:stroke="none" svg:stroke-color="#000000" draw:fill="none" fo:min-height="0.199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5cm" svg:stroke-color="#008000" draw:marker-start-width="0.237cm" draw:marker-end-width="0.237cm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fo:min-height="0.347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svg:stroke-color="#800000" draw:marker-start-width="0.237cm" draw:marker-end-width="0.237cm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color="#000000" draw:fill="solid" draw:fill-color="#ffffcc" fo:min-height="0.485cm"/>
    </style:style>
    <style:style style:name="gr15" style:family="graphic" style:parent-style-name="standard">
      <style:graphic-properties draw:stroke="solid" svg:stroke-color="#000000" draw:fill="solid" draw:fill-color="#ffffcc" fo:min-height="0.466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fo:min-height="0cm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fo:min-height="0.287cm"/>
    </style:style>
    <style:style style:name="gr18" style:family="graphic" style:parent-style-name="standard">
      <style:graphic-properties svg:stroke-width="0cm" svg:stroke-color="#000000" draw:marker-start-width="0.2cm" draw:marker-end-width="0.2cm" draw:textarea-vertical-align="middle" draw:auto-grow-height="false" fo:min-height="0.749cm" fo:min-width="0.499cm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cm" svg:stroke-color="#000000" draw:marker-start-width="0.2cm" draw:marker-end-width="0.2cm" draw:fill="none" fo:min-height="0.151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fo:min-height="0.254cm"/>
    </style:style>
    <style:style style:name="gr24" style:family="graphic" style:parent-style-name="standard">
      <style:graphic-properties draw:stroke="none" svg:stroke-color="#000000" draw:fill="none" fo:min-height="0.55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ff0000"/>
    </style:style>
    <style:style style:name="P7" style:family="paragraph">
      <style:text-properties fo:color="#ff0000" fo:font-size="11pt" style:font-size-asian="11pt" style:font-size-complex="11pt"/>
    </style:style>
    <style:style style:name="P8" style:family="paragraph">
      <style:text-properties fo:color="#ff0000" fo:font-size="10pt" style:font-size-asian="10pt" style:font-size-complex="10pt"/>
    </style:style>
    <style:style style:name="P9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0000" fo:font-weight="normal" style:font-weight-asian="normal" style:font-weight-complex="normal"/>
    </style:style>
    <style:style style:name="P11" style:family="paragraph">
      <style:text-properties fo:color="#ff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1pt" style:font-size-asian="11pt" style:font-size-complex="11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43cm" svg:height="2.804cm" svg:x="9.938cm" svg:y="3.342cm">
          <draw:glue-point draw:id="8" svg:x="-3.954cm" svg:y="-3.566cm"/>
          <draw:glue-point draw:id="9" svg:x="-4.06cm" svg:y="3.744cm"/>
          <text:p/>
          <draw:enhanced-geometry svg:viewBox="0 0 21600 21600" draw:mirror-horizontal="true" draw:mirror-vertical="false" draw:glue-points="21600 0 0 10800 21600 21600 ?f0 10800" draw:text-areas="?f1 ?f10 21600 ?f11" draw:type="moon" draw:modifiers="17626.637554585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text-style-name="P1" xml:id="id1" draw:id="id1" draw:layer="layout" svg:width="2.106cm" svg:height="2.024cm" svg:x="6.07cm" svg:y="2.455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3" draw:id="id3" draw:layer="layout" svg:width="2.106cm" svg:height="2.024cm" svg:x="6.065cm" svg:y="5.316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176cm" svg:y1="3.467cm" svg:x2="10.195cm" svg:y2="3.745cm" draw:start-shape="id1" draw:start-glue-point="7" draw:end-shape="id2" draw:end-glue-point="8" svg:d="m8176 3467h882v278h1137">
          <text:p/>
        </draw:connector>
        <draw:connector draw:style-name="gr3" draw:text-style-name="P1" draw:layer="layout" svg:x1="8.171cm" svg:y1="6.328cm" svg:x2="10.169cm" svg:y2="5.793cm" draw:start-shape="id3" draw:start-glue-point="7" draw:end-shape="id2" draw:end-glue-point="9" svg:d="m8171 6328h884v-535h1114">
          <text:p/>
        </draw:connector>
        <draw:connector draw:style-name="gr3" draw:text-style-name="P1" draw:layer="layout" svg:x1="4.608cm" svg:y1="2.218cm" svg:x2="6.07cm" svg:y2="2.889cm" draw:start-shape="id4" draw:end-shape="id1" draw:end-glue-point="8" svg:d="m4608 2218v671h1462">
          <text:p/>
        </draw:connector>
        <draw:connector draw:style-name="gr3" draw:text-style-name="P1" draw:layer="layout" svg:x1="4.373cm" svg:y1="5.752cm" svg:x2="6.065cm" svg:y2="5.75cm" draw:end-shape="id3" draw:end-glue-point="8" svg:d="m4373 5752h596v-2h1096">
          <text:p/>
        </draw:connector>
        <draw:frame draw:style-name="gr4" draw:text-style-name="P2" xml:id="id5" draw:id="id5" draw:layer="layout" svg:width="1.412cm" svg:height="0.645cm" svg:x="2.848cm" svg:y="3.749cm">
          <draw:text-box>
            <text:p><text:span text:style-name="T1">gnt[0]</text:span></text:p>
          </draw:text-box>
        </draw:frame>
        <draw:frame draw:style-name="gr4" draw:text-style-name="P2" draw:layer="layout" svg:width="1.412cm" svg:height="0.645cm" svg:x="2.877cm" svg:y="5.462cm">
          <draw:text-box>
            <text:p><text:span text:style-name="T1">gnt[1]</text:span></text:p>
          </draw:text-box>
        </draw:frame>
        <draw:connector draw:style-name="gr3" draw:text-style-name="P1" draw:layer="layout" svg:x1="4.26cm" svg:y1="4.071cm" svg:x2="6.07cm" svg:y2="4.076cm" draw:start-shape="id5" draw:start-glue-point="1" draw:end-shape="id1" draw:end-glue-point="9" svg:d="m4260 4071h905v5h905">
          <text:p/>
        </draw:connector>
        <draw:connector draw:style-name="gr3" draw:text-style-name="P1" draw:layer="layout" svg:x1="4.695cm" svg:y1="7.554cm" svg:x2="6.065cm" svg:y2="6.937cm" draw:start-shape="id6" draw:start-glue-point="0" draw:end-shape="id3" draw:end-glue-point="9" svg:d="m4695 7554v-617h1370">
          <text:p/>
        </draw:connector>
        <draw:frame draw:style-name="gr5" draw:text-style-name="P2" draw:layer="layout" svg:width="1.841cm" svg:height="0.645cm" svg:x="13.881cm" svg:y="4.129cm">
          <draw:text-box>
            <text:p><text:span text:style-name="T1">i_bus_m</text:span></text:p>
          </draw:text-box>
        </draw:frame>
        <draw:custom-shape draw:style-name="gr2" draw:text-style-name="P1" xml:id="id7" draw:id="id7" draw:layer="layout" svg:width="1.325cm" svg:height="1.356cm" svg:x="23.507cm" svg:y="4.468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8" draw:id="id8" draw:layer="layout" svg:width="1.325cm" svg:height="1.356cm" svg:x="23.506cm" svg:y="6.223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9" draw:id="id9" draw:layer="layout" svg:width="1.325cm" svg:height="1.356cm" svg:x="23.528cm" svg:y="8.12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0" draw:id="id10" draw:layer="layout" svg:width="1.325cm" svg:height="1.356cm" svg:x="23.506cm" svg:y="9.899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6" draw:text-style-name="P3" draw:layer="layout" svg:width="2.132cm" svg:height="0.696cm" svg:x="24.623cm" svg:y="5.154cm">
          <draw:text-box>
            <text:p><text:span text:style-name="T2">s0_stb_0</text:span></text:p>
          </draw:text-box>
        </draw:frame>
        <draw:frame draw:style-name="gr7" draw:text-style-name="P3" draw:layer="layout" svg:width="2.132cm" svg:height="0.683cm" svg:x="24.674cm" svg:y="6.829cm">
          <draw:text-box>
            <text:p><text:span text:style-name="T2">s0_stb_1</text:span></text:p>
          </draw:text-box>
        </draw:frame>
        <draw:frame draw:style-name="gr7" draw:text-style-name="P3" draw:layer="layout" svg:width="2.132cm" svg:height="0.683cm" svg:x="24.695cm" svg:y="8.874cm">
          <draw:text-box>
            <text:p><text:span text:style-name="T2">s0_stb_2</text:span></text:p>
          </draw:text-box>
        </draw:frame>
        <draw:frame draw:style-name="gr8" draw:text-style-name="P3" draw:layer="layout" svg:width="2.132cm" svg:height="0.683cm" svg:x="24.745cm" svg:y="10.48cm">
          <draw:text-box>
            <text:p><text:span text:style-name="T2">s0_stb_3</text:span></text:p>
          </draw:text-box>
        </draw:frame>
        <draw:connector draw:style-name="gr9" draw:text-style-name="P1" draw:layer="layout" draw:line-skew="-0.076cm" svg:x1="23.507cm" svg:y1="4.759cm" svg:x2="23.506cm" svg:y2="6.514cm" draw:start-shape="id7" draw:start-glue-point="8" draw:end-shape="id8" draw:end-glue-point="8" svg:d="m23507 4759h-579v1755h578">
          <text:p/>
        </draw:connector>
        <draw:connector draw:style-name="gr9" draw:text-style-name="P1" draw:layer="layout" draw:line-skew="-0.076cm" svg:x1="23.506cm" svg:y1="6.514cm" svg:x2="23.528cm" svg:y2="8.411cm" draw:start-shape="id8" draw:start-glue-point="8" draw:end-shape="id9" draw:end-glue-point="8" svg:d="m23506 6514h-578v1897h600">
          <text:p/>
        </draw:connector>
        <draw:connector draw:style-name="gr9" draw:text-style-name="P1" draw:layer="layout" draw:line-skew="-0.076cm" svg:x1="23.528cm" svg:y1="8.411cm" svg:x2="23.506cm" svg:y2="10.19cm" draw:start-shape="id9" draw:start-glue-point="8" draw:end-shape="id10" draw:end-glue-point="8" svg:d="m23528 8411h-600v1779h578">
          <text:p/>
        </draw:connector>
        <draw:connector draw:style-name="gr10" draw:text-style-name="P1" draw:layer="layout" draw:line-skew="-0.489cm" svg:x1="23.507cm" svg:y1="5.554cm" svg:x2="23.506cm" svg:y2="7.309cm" draw:start-shape="id7" draw:start-glue-point="9" draw:end-shape="id8" draw:end-glue-point="9" svg:d="m23507 5554h-992v1755h991">
          <text:p/>
        </draw:connector>
        <draw:connector draw:style-name="gr10" draw:text-style-name="P1" draw:layer="layout" draw:line-skew="-0.489cm" svg:x1="23.506cm" svg:y1="7.309cm" svg:x2="23.528cm" svg:y2="9.206cm" draw:start-shape="id8" draw:start-glue-point="9" draw:end-shape="id9" draw:end-glue-point="9" svg:d="m23506 7309h-991v1897h1013">
          <text:p/>
        </draw:connector>
        <draw:connector draw:style-name="gr9" draw:text-style-name="P1" draw:layer="layout" svg:x1="17.961cm" svg:y1="4.726cm" svg:x2="23.507cm" svg:y2="4.759cm" draw:start-shape="id11" draw:start-glue-point="2" draw:end-shape="id7" draw:end-glue-point="8" svg:d="m17961 4726v33h5546">
          <text:p/>
        </draw:connector>
        <draw:connector draw:style-name="gr10" draw:text-style-name="P1" draw:layer="layout" svg:x1="17.961cm" svg:y1="4.726cm" svg:x2="23.507cm" svg:y2="5.554cm" draw:start-shape="id11" draw:start-glue-point="2" draw:end-shape="id7" draw:end-glue-point="9" svg:d="m17961 4726v828h5546">
          <text:p/>
        </draw:connector>
        <draw:frame draw:style-name="gr11" draw:text-style-name="P4" draw:layer="layout" svg:width="3.826cm" svg:height="0.597cm" svg:x="17.864cm" svg:y="5.013cm">
          <draw:text-box>
            <text:p><text:span text:style-name="T3"><text:s/></text:span><text:span text:style-name="T3">m0_cyc_i, m1_cyc_i</text:span></text:p>
          </draw:text-box>
        </draw:frame>
        <draw:frame draw:style-name="gr11" draw:text-style-name="P4" draw:layer="layout" svg:width="3.009cm" svg:height="0.597cm" svg:x="17.92cm" svg:y="4.238cm">
          <draw:text-box>
            <text:p><text:span text:style-name="T3">m0_stb_i m1_stb_i</text:span></text:p>
          </draw:text-box>
        </draw:frame>
        <draw:custom-shape draw:style-name="gr12" draw:text-style-name="P5" xml:id="id12" draw:id="id12" draw:layer="layout" svg:width="3.167cm" svg:height="3.55cm" svg:x="15.47cm" svg:y="11.523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Address</text:span></text:p>
          <text:p text:style-name="P1"><text:span text:style-name="T4">decoder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989cm" svg:height="0.645cm" svg:x="12.738cm" svg:y="13.225cm">
          <draw:text-box>
            <text:p><text:span text:style-name="T1">i_bus_m[72:71]</text:span></text:p>
          </draw:text-box>
        </draw:frame>
        <draw:connector draw:style-name="gr13" draw:text-style-name="P1" draw:layer="layout" draw:line-skew="0.042cm" svg:x1="18.636cm" svg:y1="12.089cm" svg:x2="23.507cm" svg:y2="5.146cm" draw:start-shape="id12" draw:start-glue-point="6" draw:end-shape="id7" draw:end-glue-point="5" svg:d="m18636 12089h2477v-6943h2394">
          <text:p/>
        </draw:connector>
        <draw:connector draw:style-name="gr10" draw:text-style-name="P1" draw:layer="layout" draw:line-skew="-0.489cm" svg:x1="23.528cm" svg:y1="9.206cm" svg:x2="23.506cm" svg:y2="10.985cm" draw:start-shape="id9" draw:start-glue-point="9" draw:end-shape="id10" draw:end-glue-point="9" svg:d="m23528 9206h-1013v1779h991">
          <text:p/>
        </draw:connector>
        <draw:connector draw:style-name="gr13" draw:text-style-name="P1" draw:layer="layout" draw:line-skew="0.429cm" svg:x1="18.636cm" svg:y1="12.701cm" svg:x2="23.506cm" svg:y2="6.901cm" draw:start-shape="id12" draw:start-glue-point="4" draw:end-shape="id8" draw:end-glue-point="5" svg:d="m18636 12701h2864v-5800h2006">
          <text:p/>
        </draw:connector>
        <draw:connector draw:style-name="gr13" draw:text-style-name="P1" draw:layer="layout" draw:line-skew="0.811cm" svg:x1="18.637cm" svg:y1="13.298cm" svg:x2="23.528cm" svg:y2="8.798cm" draw:start-shape="id12" draw:start-glue-point="1" draw:end-shape="id9" draw:end-glue-point="5" svg:d="m18637 13298h3256v-4500h1635">
          <text:p/>
        </draw:connector>
        <draw:connector draw:style-name="gr13" draw:text-style-name="P1" draw:layer="layout" draw:line-skew="1.235cm" svg:x1="18.636cm" svg:y1="13.897cm" svg:x2="23.506cm" svg:y2="10.577cm" draw:start-shape="id12" draw:start-glue-point="5" draw:end-shape="id10" draw:end-glue-point="5" svg:d="m18636 13897h3670v-3320h1200">
          <text:p/>
        </draw:connector>
        <draw:frame draw:style-name="gr14" draw:text-style-name="P2" xml:id="id13" draw:id="id13" draw:layer="layout" svg:width="9.994cm" svg:height="0.735cm" svg:x="28.108cm" svg:y="1.064cm">
          <draw:text-box>
            <text:p><text:span text:style-name="T1">s0_adr_o, s0_cti_o, s0_sel_i, s0_dat_i, s0_we_o, s0_cyc_o</text:span></text:p>
          </draw:text-box>
        </draw:frame>
        <draw:frame draw:style-name="gr14" draw:text-style-name="P2" xml:id="id14" draw:id="id14" draw:layer="layout" svg:width="9.994cm" svg:height="0.735cm" svg:x="28.108cm" svg:y="1.794cm">
          <draw:text-box>
            <text:p><text:span text:style-name="T1">s1_adr_o, s1_cti_o, s1_sel_i, s1_dat_i, s1_we_o, s1_cyc_o</text:span></text:p>
          </draw:text-box>
        </draw:frame>
        <draw:frame draw:style-name="gr14" draw:text-style-name="P2" xml:id="id15" draw:id="id15" draw:layer="layout" svg:width="9.994cm" svg:height="0.735cm" svg:x="28.108cm" svg:y="2.514cm">
          <draw:text-box>
            <text:p><text:span text:style-name="T1">s2_adr_o, s2_cti_o, s2_sel_i, s2_dat_i, s2_we_o, s2_cyc_o</text:span></text:p>
          </draw:text-box>
        </draw:frame>
        <draw:frame draw:style-name="gr14" draw:text-style-name="P2" xml:id="id16" draw:id="id16" draw:layer="layout" svg:width="9.994cm" svg:height="0.735cm" svg:x="28.108cm" svg:y="3.244cm">
          <draw:text-box>
            <text:p><text:span text:style-name="T1">s3_adr_o, s3_cti_o, s3_sel_i, s3_dat_i, s3_we_o, s3_cyc_o</text:span></text:p>
          </draw:text-box>
        </draw:frame>
        <draw:connector draw:style-name="gr3" draw:text-style-name="P1" draw:layer="layout" draw:line-skew="-6.65cm" svg:x1="12.382cm" svg:y1="4.744cm" svg:x2="28.108cm" svg:y2="1.431cm" draw:start-shape="id2" draw:start-glue-point="5" draw:end-shape="id13" draw:end-glue-point="3" svg:d="m12382 4744h1213v-3313h14513">
          <text:p/>
        </draw:connector>
        <draw:connector draw:style-name="gr3" draw:text-style-name="P1" draw:layer="layout" draw:line-skew="-6.65cm" svg:x1="12.382cm" svg:y1="4.744cm" svg:x2="28.108cm" svg:y2="2.161cm" draw:start-shape="id2" draw:start-glue-point="5" draw:end-shape="id14" draw:end-glue-point="3" svg:d="m12382 4744h1213v-2583h14513">
          <text:p/>
        </draw:connector>
        <draw:connector draw:style-name="gr3" draw:text-style-name="P1" draw:layer="layout" draw:line-skew="-6.65cm" svg:x1="12.382cm" svg:y1="4.744cm" svg:x2="28.108cm" svg:y2="2.881cm" draw:start-shape="id2" draw:start-glue-point="5" draw:end-shape="id15" draw:end-glue-point="3" svg:d="m12382 4744h1213v-1863h14513">
          <text:p/>
        </draw:connector>
        <draw:connector draw:style-name="gr3" draw:text-style-name="P1" xml:id="id11" draw:id="id11" draw:layer="layout" draw:line-skew="-9.187cm" svg:x1="17.961cm" svg:y1="4.726cm" svg:x2="28.108cm" svg:y2="3.611cm" draw:end-shape="id16" draw:end-glue-point="3" svg:d="m17961 4726h-4364v-1115h14511">
          <text:p/>
        </draw:connector>
        <draw:connector draw:style-name="gr9" draw:text-style-name="P1" draw:layer="layout" svg:x1="24.832cm" svg:y1="5.146cm" svg:x2="28.108cm" svg:y2="1.431cm" draw:start-shape="id7" draw:start-glue-point="7" draw:end-shape="id13" draw:end-glue-point="3" svg:d="m24832 5146h1638v-3715h1638">
          <text:p/>
        </draw:connector>
        <draw:connector draw:style-name="gr9" draw:text-style-name="P1" draw:layer="layout" draw:line-skew="0.423cm" svg:x1="24.831cm" svg:y1="6.901cm" svg:x2="28.108cm" svg:y2="2.161cm" draw:start-shape="id8" draw:start-glue-point="7" draw:end-shape="id14" draw:end-glue-point="3" svg:d="m24831 6901h2062v-4740h1215">
          <text:p/>
        </draw:connector>
        <draw:connector draw:style-name="gr9" draw:text-style-name="P1" draw:layer="layout" draw:line-skew="0.82cm" svg:x1="24.853cm" svg:y1="8.798cm" svg:x2="28.108cm" svg:y2="2.881cm" draw:start-shape="id9" draw:start-glue-point="7" draw:end-shape="id15" draw:end-glue-point="3" svg:d="m24853 8798h2448v-5917h807">
          <text:p/>
        </draw:connector>
        <draw:connector draw:style-name="gr9" draw:text-style-name="P1" draw:layer="layout" draw:line-skew="1.208cm" svg:x1="24.831cm" svg:y1="10.577cm" svg:x2="28.108cm" svg:y2="3.611cm" draw:start-shape="id10" draw:start-glue-point="7" draw:end-shape="id16" draw:end-glue-point="3" svg:d="m24831 10577h2847v-6966h430">
          <text:p/>
        </draw:connector>
        <draw:frame draw:style-name="gr14" draw:text-style-name="P2" draw:layer="layout" svg:width="1.902cm" svg:height="0.735cm" svg:x="38.119cm" svg:y="1.065cm">
          <draw:text-box>
            <text:p><text:span text:style-name="T1">s0_dat_i</text:span></text:p>
          </draw:text-box>
        </draw:frame>
        <draw:frame draw:style-name="gr15" draw:text-style-name="P2" draw:layer="layout" svg:width="1.902cm" svg:height="0.716cm" svg:x="38.118cm" svg:y="1.803cm">
          <draw:text-box>
            <text:p><text:span text:style-name="T1">s1_dat_i</text:span></text:p>
          </draw:text-box>
        </draw:frame>
        <draw:frame draw:style-name="gr14" draw:text-style-name="P2" draw:layer="layout" svg:width="1.902cm" svg:height="0.735cm" svg:x="38.119cm" svg:y="2.51cm">
          <draw:text-box>
            <text:p><text:span text:style-name="T1">s2_dat_i</text:span></text:p>
          </draw:text-box>
        </draw:frame>
        <draw:frame draw:style-name="gr14" draw:text-style-name="P2" draw:layer="layout" svg:width="1.902cm" svg:height="0.735cm" svg:x="38.118cm" svg:y="3.248cm">
          <draw:text-box>
            <text:p><text:span text:style-name="T1">s3_dat_i</text:span></text:p>
          </draw:text-box>
        </draw:frame>
        <draw:connector draw:style-name="gr3" draw:text-style-name="P1" draw:layer="layout" draw:line-skew="-0.329cm" svg:x1="12.382cm" svg:y1="4.744cm" svg:x2="15.47cm" svg:y2="13.298cm" draw:start-shape="id2" draw:start-glue-point="5" draw:end-shape="id12" svg:d="m12382 4744h1215v8554h1873">
          <text:p/>
        </draw:connector>
        <draw:custom-shape draw:style-name="gr2" draw:text-style-name="P1" xml:id="id26" draw:id="id26" draw:layer="layout" svg:width="1.479cm" svg:height="1.234cm" draw:transform="rotate (-3.14159265358979) translate (34.416cm 11.283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" draw:text-style-name="P1" xml:id="id23" draw:id="id23" draw:layer="layout" svg:width="1.479cm" svg:height="1.234cm" draw:transform="rotate (-3.14159265358979) translate (34.415cm 9.631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" draw:text-style-name="P1" xml:id="id20" draw:id="id20" draw:layer="layout" svg:width="1.479cm" svg:height="1.234cm" draw:transform="rotate (-3.14159265358979) translate (34.414cm 8.011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" draw:text-style-name="P1" xml:id="id17" draw:id="id17" draw:layer="layout" svg:width="1.479cm" svg:height="1.234cm" draw:transform="rotate (-3.14159265358979) translate (34.413cm 6.367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frame draw:style-name="gr7" draw:text-style-name="P3" draw:layer="layout" svg:width="2.683cm" svg:height="0.683cm" svg:x="18.583cm" svg:y="12.629cm">
          <draw:text-box>
            <text:p><text:span text:style-name="T2">slave_sel[2]</text:span></text:p>
          </draw:text-box>
        </draw:frame>
        <draw:frame draw:style-name="gr7" draw:text-style-name="P3" draw:layer="layout" svg:width="2.683cm" svg:height="0.683cm" svg:x="18.619cm" svg:y="13.338cm">
          <draw:text-box>
            <text:p><text:span text:style-name="T2">slave_sel[3]</text:span></text:p>
          </draw:text-box>
        </draw:frame>
        <draw:frame draw:style-name="gr7" draw:text-style-name="P3" draw:layer="layout" svg:width="2.683cm" svg:height="0.683cm" svg:x="18.618cm" svg:y="12.032cm">
          <draw:text-box>
            <text:p><text:span text:style-name="T2">slave_sel[1]</text:span></text:p>
          </draw:text-box>
        </draw:frame>
        <draw:frame draw:style-name="gr7" draw:text-style-name="P3" draw:layer="layout" svg:width="2.683cm" svg:height="0.683cm" svg:x="18.552cm" svg:y="11.364cm">
          <draw:text-box>
            <text:p><text:span text:style-name="T2">slave_sel[0]</text:span></text:p>
          </draw:text-box>
        </draw:frame>
        <draw:frame draw:style-name="gr7" draw:text-style-name="P3" xml:id="id18" draw:id="id18" draw:layer="layout" svg:width="2.683cm" svg:height="0.683cm" svg:x="29.604cm" svg:y="5.074cm">
          <draw:text-box>
            <text:p><text:span text:style-name="T2">slave_sel[0]</text:span></text:p>
          </draw:text-box>
        </draw:frame>
        <draw:frame draw:style-name="gr7" draw:text-style-name="P3" xml:id="id19" draw:id="id19" draw:layer="layout" svg:width="2.034cm" svg:height="0.683cm" svg:x="30.259cm" svg:y="5.775cm">
          <draw:text-box>
            <text:p><text:span text:style-name="T2">s0_dat_i</text:span></text:p>
          </draw:text-box>
        </draw:frame>
        <draw:frame draw:style-name="gr7" draw:text-style-name="P3" xml:id="id21" draw:id="id21" draw:layer="layout" svg:width="2.683cm" svg:height="0.683cm" svg:x="29.605cm" svg:y="6.697cm">
          <draw:text-box>
            <text:p><text:span text:style-name="T2">slave_sel[1]</text:span></text:p>
          </draw:text-box>
        </draw:frame>
        <draw:frame draw:style-name="gr7" draw:text-style-name="P3" xml:id="id22" draw:id="id22" draw:layer="layout" svg:width="2.034cm" svg:height="0.683cm" svg:x="30.26cm" svg:y="7.421cm">
          <draw:text-box>
            <text:p><text:span text:style-name="T2">s1_dat_i</text:span></text:p>
          </draw:text-box>
        </draw:frame>
        <draw:frame draw:style-name="gr7" draw:text-style-name="P3" xml:id="id24" draw:id="id24" draw:layer="layout" svg:width="2.683cm" svg:height="0.683cm" svg:x="29.606cm" svg:y="8.336cm">
          <draw:text-box>
            <text:p><text:span text:style-name="T2">slave_sel[2]</text:span></text:p>
          </draw:text-box>
        </draw:frame>
        <draw:frame draw:style-name="gr7" draw:text-style-name="P3" xml:id="id25" draw:id="id25" draw:layer="layout" svg:width="2.034cm" svg:height="0.683cm" svg:x="30.261cm" svg:y="9.037cm">
          <draw:text-box>
            <text:p><text:span text:style-name="T2">s2_dat_i</text:span></text:p>
          </draw:text-box>
        </draw:frame>
        <draw:frame draw:style-name="gr7" draw:text-style-name="P3" xml:id="id27" draw:id="id27" draw:layer="layout" svg:width="2.683cm" svg:height="0.683cm" svg:x="29.607cm" svg:y="9.982cm">
          <draw:text-box>
            <text:p><text:span text:style-name="T2">slave_sel[3]</text:span></text:p>
          </draw:text-box>
        </draw:frame>
        <draw:frame draw:style-name="gr7" draw:text-style-name="P3" xml:id="id28" draw:id="id28" draw:layer="layout" svg:width="2.034cm" svg:height="0.683cm" svg:x="30.262cm" svg:y="10.683cm">
          <draw:text-box>
            <text:p><text:span text:style-name="T2">s3_dat_i</text:span></text:p>
          </draw:text-box>
        </draw:frame>
        <draw:connector draw:style-name="gr3" draw:text-style-name="P1" draw:layer="layout" svg:x1="32.943cm" svg:y1="5.405cm" svg:x2="32.287cm" svg:y2="5.415cm" draw:start-shape="id17" draw:start-glue-point="8" draw:end-shape="id18" draw:end-glue-point="1" svg:d="m32943 5405h-333v10h-323">
          <text:p/>
        </draw:connector>
        <draw:connector draw:style-name="gr3" draw:text-style-name="P1" draw:layer="layout" svg:x1="32.943cm" svg:y1="6.114cm" svg:x2="32.293cm" svg:y2="6.116cm" draw:start-shape="id17" draw:start-glue-point="9" draw:end-shape="id19" draw:end-glue-point="1" svg:d="m32943 6114h-330v2h-320">
          <text:p/>
        </draw:connector>
        <draw:connector draw:style-name="gr3" draw:text-style-name="P1" draw:layer="layout" svg:x1="32.944cm" svg:y1="7.049cm" svg:x2="32.288cm" svg:y2="7.038cm" draw:start-shape="id20" draw:start-glue-point="8" draw:end-shape="id21" draw:end-glue-point="1" svg:d="m32944 7049h-333v-11h-323">
          <text:p/>
        </draw:connector>
        <draw:connector draw:style-name="gr3" draw:text-style-name="P1" draw:layer="layout" svg:x1="32.944cm" svg:y1="7.758cm" svg:x2="32.294cm" svg:y2="7.762cm" draw:start-shape="id20" draw:start-glue-point="9" draw:end-shape="id22" draw:end-glue-point="1" svg:d="m32944 7758h-330v4h-320">
          <text:p/>
        </draw:connector>
        <draw:connector draw:style-name="gr3" draw:text-style-name="P1" draw:layer="layout" svg:x1="32.945cm" svg:y1="8.669cm" svg:x2="32.289cm" svg:y2="8.677cm" draw:start-shape="id23" draw:start-glue-point="8" draw:end-shape="id24" draw:end-glue-point="1" svg:d="m32945 8669h-333v8h-323">
          <text:p/>
        </draw:connector>
        <draw:connector draw:style-name="gr3" draw:text-style-name="P1" draw:layer="layout" svg:x1="32.945cm" svg:y1="9.378cm" svg:x2="32.295cm" svg:y2="9.378cm" draw:start-shape="id23" draw:start-glue-point="9" draw:end-shape="id25" draw:end-glue-point="1" svg:d="m32945 9378h-650">
          <text:p/>
        </draw:connector>
        <draw:connector draw:style-name="gr3" draw:text-style-name="P1" draw:layer="layout" svg:x1="32.946cm" svg:y1="10.321cm" svg:x2="32.29cm" svg:y2="10.323cm" draw:start-shape="id26" draw:start-glue-point="8" draw:end-shape="id27" draw:end-glue-point="1" svg:d="m32946 10321h-333v2h-323">
          <text:p/>
        </draw:connector>
        <draw:connector draw:style-name="gr3" draw:text-style-name="P1" draw:layer="layout" svg:x1="32.946cm" svg:y1="11.03cm" svg:x2="32.296cm" svg:y2="11.024cm" draw:start-shape="id26" draw:start-glue-point="9" draw:end-shape="id28" draw:end-glue-point="1" svg:d="m32946 11030h-330v-6h-320">
          <text:p/>
        </draw:connector>
        <draw:custom-shape draw:style-name="gr1" draw:text-style-name="P1" xml:id="id29" draw:id="id29" draw:layer="layout" svg:width="2.443cm" svg:height="2.804cm" svg:x="35.45cm" svg:y="6.805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1" draw:layer="layout" svg:x1="34.414cm" svg:y1="5.751cm" svg:x2="35.753cm" svg:y2="7.275cm" draw:start-shape="id17" draw:start-glue-point="7" draw:end-shape="id29" draw:end-glue-point="8" svg:d="m34414 5751h518v1524h821">
          <text:p/>
        </draw:connector>
        <draw:connector draw:style-name="gr3" draw:text-style-name="P1" draw:layer="layout" svg:x1="34.415cm" svg:y1="7.395cm" svg:x2="35.942cm" svg:y2="7.826cm" draw:start-shape="id20" draw:start-glue-point="7" draw:end-shape="id29" draw:end-glue-point="9" svg:d="m34415 7395h518v431h1009">
          <text:p/>
        </draw:connector>
        <draw:connector draw:style-name="gr3" draw:text-style-name="P1" draw:layer="layout" svg:x1="34.416cm" svg:y1="9.015cm" svg:x2="35.962cm" svg:y2="8.655cm" draw:start-shape="id23" draw:start-glue-point="7" draw:end-shape="id29" draw:end-glue-point="10" svg:d="m34416 9015h517v-360h1029">
          <text:p/>
        </draw:connector>
        <draw:connector draw:style-name="gr3" draw:text-style-name="P1" draw:layer="layout" svg:x1="34.417cm" svg:y1="10.667cm" svg:x2="35.779cm" svg:y2="9.14cm" draw:start-shape="id26" draw:start-glue-point="7" draw:end-shape="id29" draw:end-glue-point="11" svg:d="m34417 10667h517v-1527h845">
          <text:p/>
        </draw:connector>
        <draw:frame draw:style-name="gr7" draw:text-style-name="P7" xml:id="id30" draw:id="id30" draw:layer="layout" svg:width="2.683cm" svg:height="0.683cm" svg:x="38.669cm" svg:y="7.339cm">
          <draw:text-box>
            <text:p text:style-name="P6"><text:span text:style-name="T5">m0_dat_o</text:span></text:p>
          </draw:text-box>
        </draw:frame>
        <draw:frame draw:style-name="gr7" draw:text-style-name="P7" xml:id="id31" draw:id="id31" draw:layer="layout" svg:width="2.683cm" svg:height="0.683cm" svg:x="38.67cm" svg:y="8.44cm">
          <draw:text-box>
            <text:p text:style-name="P6"><text:span text:style-name="T5">m1_dat_o</text:span></text:p>
          </draw:text-box>
        </draw:frame>
        <draw:connector draw:style-name="gr3" draw:text-style-name="P1" draw:layer="layout" svg:x1="37.894cm" svg:y1="8.207cm" svg:x2="38.669cm" svg:y2="7.68cm" draw:start-shape="id29" draw:start-glue-point="5" draw:end-shape="id30" draw:end-glue-point="3" svg:d="m37894 8207h388v-527h387">
          <text:p/>
        </draw:connector>
        <draw:connector draw:style-name="gr3" draw:text-style-name="P1" draw:layer="layout" svg:x1="37.894cm" svg:y1="8.207cm" svg:x2="38.67cm" svg:y2="8.781cm" draw:start-shape="id29" draw:start-glue-point="5" draw:end-shape="id31" draw:end-glue-point="3" svg:d="m37894 8207h389v574h387">
          <text:p/>
        </draw:connector>
        <draw:frame draw:style-name="gr16" draw:text-style-name="P3" xml:id="id32" draw:id="id32" draw:layer="layout" svg:width="2.034cm" svg:height="0.683cm" svg:x="29.393cm" svg:y="12.873cm">
          <draw:text-box>
            <text:p text:style-name="P3"><text:span text:style-name="T2">s0_dat_i</text:span></text:p>
          </draw:text-box>
        </draw:frame>
        <draw:frame draw:style-name="gr16" draw:text-style-name="P3" xml:id="id34" draw:id="id34" draw:layer="layout" svg:width="2.034cm" svg:height="0.683cm" svg:x="29.394cm" svg:y="13.415cm">
          <draw:text-box>
            <text:p text:style-name="P3"><text:span text:style-name="T2">s1_dat_i</text:span></text:p>
          </draw:text-box>
        </draw:frame>
        <draw:frame draw:style-name="gr17" draw:text-style-name="P3" xml:id="id35" draw:id="id35" draw:layer="layout" svg:width="2.034cm" svg:height="0.683cm" svg:x="29.395cm" svg:y="14.241cm">
          <draw:text-box>
            <text:p text:style-name="P3"><text:span text:style-name="T2">s2_dat_i</text:span></text:p>
          </draw:text-box>
        </draw:frame>
        <draw:frame draw:style-name="gr16" draw:text-style-name="P3" xml:id="id36" draw:id="id36" draw:layer="layout" svg:width="2.034cm" svg:height="0.683cm" svg:x="29.396cm" svg:y="14.733cm">
          <draw:text-box>
            <text:p text:style-name="P3"><text:span text:style-name="T2">s3_dat_i</text:span></text:p>
          </draw:text-box>
        </draw:frame>
        <draw:custom-shape draw:style-name="gr18" draw:text-style-name="P1" xml:id="id33" draw:id="id33" draw:layer="layout" svg:width="2.443cm" svg:height="2.804cm" svg:x="32.712cm" svg:y="12.736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19" draw:text-style-name="P1" draw:layer="layout" svg:x1="31.427cm" svg:y1="13.214cm" svg:x2="33.015cm" svg:y2="13.206cm" draw:start-shape="id32" draw:start-glue-point="1" draw:end-shape="id33" draw:end-glue-point="8" svg:d="m31427 13214h642v-8h946">
          <text:p/>
        </draw:connector>
        <draw:connector draw:style-name="gr19" draw:text-style-name="P1" draw:layer="layout" svg:x1="31.428cm" svg:y1="13.756cm" svg:x2="33.204cm" svg:y2="13.757cm" draw:start-shape="id34" draw:start-glue-point="1" draw:end-shape="id33" draw:end-glue-point="9" svg:d="m31428 13756h642v1h1134">
          <text:p/>
        </draw:connector>
        <draw:connector draw:style-name="gr19" draw:text-style-name="P1" draw:layer="layout" svg:x1="31.429cm" svg:y1="14.582cm" svg:x2="33.224cm" svg:y2="14.586cm" draw:start-shape="id35" draw:start-glue-point="1" draw:end-shape="id33" draw:end-glue-point="10" svg:d="m31429 14582h641v4h1154">
          <text:p/>
        </draw:connector>
        <draw:connector draw:style-name="gr19" draw:text-style-name="P1" draw:layer="layout" svg:x1="31.43cm" svg:y1="15.074cm" svg:x2="33.041cm" svg:y2="15.071cm" draw:start-shape="id36" draw:start-glue-point="1" draw:end-shape="id33" draw:end-glue-point="11" svg:d="m31430 15074h641v-3h970">
          <text:p/>
        </draw:connector>
        <draw:connector draw:style-name="gr19" draw:text-style-name="P1" draw:layer="layout" svg:x1="35.156cm" svg:y1="14.138cm" svg:x2="36.332cm" svg:y2="13.648cm" draw:start-shape="id33" draw:start-glue-point="5" draw:end-shape="id37" draw:end-glue-point="9" svg:d="m35156 14138h584v-490h592">
          <text:p/>
        </draw:connector>
        <draw:connector draw:style-name="gr19" draw:text-style-name="P1" draw:layer="layout" svg:x1="35.156cm" svg:y1="14.138cm" svg:x2="36.333cm" svg:y2="14.591cm" draw:start-shape="id33" draw:start-glue-point="5" draw:end-shape="id38" draw:end-glue-point="8" svg:d="m35156 14138h584v453h593">
          <text:p/>
        </draw:connector>
        <draw:custom-shape draw:style-name="gr20" draw:text-style-name="P1" xml:id="id38" draw:id="id38" draw:layer="layout" svg:width="1.479cm" svg:height="1.234cm" draw:transform="rotate (-3.14159265358979) translate (37.803cm 15.553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0" draw:text-style-name="P1" xml:id="id37" draw:id="id37" draw:layer="layout" svg:width="1.479cm" svg:height="1.234cm" draw:transform="rotate (-3.14159265358979) translate (37.802cm 13.901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14cm 11.282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13cm 9.63cm)">
          <draw:glue-point draw:id="8" svg:x="-4.949cm" svg:y="-2.803cm"/>
          <draw:glue-point draw:id="9" svg:x="-4.949cm" svg:y="2.957cm"/>
          <text:p/>
          <draw:enhanced-geometry svg:viewBox="0 0 21600 21600" draw:glue-points="10800 0 0 10800 10800 21600 21600 10800" draw:text-areas="0 3100 18500 18500" draw:mirror-vertical="true" draw:mirror-horizontal="true" draw:type="flowchart-delay" draw:enhanced-path="M 10800 0 X 21600 10800 10800 21600 L 0 21600 0 0 Z N"/>
        </draw:custom-shape>
        <draw:frame draw:style-name="gr21" draw:text-style-name="P2" xml:id="id39" draw:id="id39" draw:layer="layout" svg:width="1.412cm" svg:height="0.645cm" svg:x="34.198cm" svg:y="12.035cm">
          <draw:text-box>
            <text:p text:style-name="P2"><text:span text:style-name="T1">gnt[0]</text:span></text:p>
          </draw:text-box>
        </draw:frame>
        <draw:frame draw:style-name="gr21" draw:text-style-name="P2" xml:id="id40" draw:id="id40" draw:layer="layout" svg:width="1.412cm" svg:height="0.645cm" svg:x="34.131cm" svg:y="15.74cm">
          <draw:text-box>
            <text:p text:style-name="P2"><text:span text:style-name="T1">gnt[1]</text:span></text:p>
          </draw:text-box>
        </draw:frame>
        <draw:connector draw:style-name="gr19" draw:text-style-name="P1" draw:layer="layout" svg:x1="35.61cm" svg:y1="12.357cm" svg:x2="36.332cm" svg:y2="12.939cm" draw:start-shape="id39" draw:start-glue-point="1" draw:end-shape="id37" draw:end-glue-point="8" svg:d="m35610 12357h356v582h366">
          <text:p/>
        </draw:connector>
        <draw:connector draw:style-name="gr19" draw:text-style-name="P1" draw:layer="layout" svg:x1="35.543cm" svg:y1="16.062cm" svg:x2="36.333cm" svg:y2="15.3cm" draw:start-shape="id40" draw:start-glue-point="1" draw:end-shape="id38" draw:end-glue-point="9" svg:d="m35543 16062h390v-762h400">
          <text:p/>
        </draw:connector>
        <draw:frame draw:style-name="gr21" draw:text-style-name="P8" xml:id="id41" draw:id="id41" draw:layer="layout" svg:width="2.126cm" svg:height="0.645cm" svg:x="38.502cm" svg:y="12.955cm">
          <draw:text-box>
            <text:p text:style-name="P8"><text:span text:style-name="T6">m0_ack_o</text:span></text:p>
          </draw:text-box>
        </draw:frame>
        <draw:frame draw:style-name="gr21" draw:text-style-name="P8" xml:id="id42" draw:id="id42" draw:layer="layout" svg:width="2.126cm" svg:height="0.645cm" svg:x="38.525cm" svg:y="14.613cm">
          <draw:text-box>
            <text:p text:style-name="P8"><text:span text:style-name="T6">m1_ack_o</text:span></text:p>
          </draw:text-box>
        </draw:frame>
        <draw:connector draw:style-name="gr19" draw:text-style-name="P1" draw:layer="layout" svg:x1="37.803cm" svg:y1="13.285cm" svg:x2="38.502cm" svg:y2="13.277cm" draw:start-shape="id37" draw:start-glue-point="7" draw:end-shape="id41" draw:end-glue-point="3" svg:d="m37803 13285h350v-8h349">
          <text:p/>
        </draw:connector>
        <draw:connector draw:style-name="gr19" draw:text-style-name="P1" xml:id="id43" draw:id="id43" draw:layer="layout" svg:x1="38.525cm" svg:y1="14.935cm" svg:x2="38.525cm" svg:y2="14.935cm" draw:start-shape="id42" draw:start-glue-point="3" draw:end-shape="id42" draw:end-glue-point="3" svg:d="m38525 14935">
          <text:p/>
        </draw:connector>
        <draw:connector draw:style-name="gr19" draw:text-style-name="P1" draw:layer="layout" svg:x1="37.804cm" svg:y1="14.937cm" svg:x2="38.525cm" svg:y2="14.935cm" draw:start-shape="id38" draw:start-glue-point="7" draw:end-shape="id43" draw:end-glue-point="0" svg:d="m37804 14937h721v-2">
          <text:p/>
        </draw:connector>
        <draw:custom-shape draw:style-name="gr12" draw:text-style-name="P5" xml:id="id45" draw:id="id45" draw:layer="layout" svg:width="3.167cm" svg:height="1.506cm" svg:x="6.057cm" svg:y="9.646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conbus_arb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83cm" svg:height="0.683cm" svg:x="9.53cm" svg:y="10.399cm">
          <draw:text-box>
            <text:p><text:span text:style-name="T2">gnt[1]</text:span></text:p>
          </draw:text-box>
        </draw:frame>
        <draw:frame draw:style-name="gr7" draw:text-style-name="P3" draw:layer="layout" svg:width="2.683cm" svg:height="0.683cm" svg:x="9.53cm" svg:y="9.568cm">
          <draw:text-box>
            <text:p><text:span text:style-name="T2">gnt[0]</text:span></text:p>
          </draw:text-box>
        </draw:frame>
        <draw:line draw:style-name="gr22" draw:text-style-name="P1" draw:layer="layout" svg:x1="9.194cm" svg:y1="10.047cm" svg:x2="9.699cm" svg:y2="10.047cm">
          <text:p/>
        </draw:line>
        <draw:line draw:style-name="gr22" draw:text-style-name="P1" draw:layer="layout" svg:x1="9.194cm" svg:y1="10.646cm" svg:x2="9.699cm" svg:y2="10.646cm">
          <text:p/>
        </draw:line>
        <draw:frame draw:style-name="gr23" draw:text-style-name="P3" xml:id="id44" draw:id="id44" draw:layer="layout" svg:width="4.1cm" svg:height="0.683cm" svg:x="1.228cm" svg:y="10.063cm">
          <draw:text-box>
            <text:p text:style-name="P3"><text:span text:style-name="T2">m1_cyc_i, m0_cyc_i</text:span></text:p>
          </draw:text-box>
        </draw:frame>
        <draw:connector draw:style-name="gr9" draw:text-style-name="P1" draw:layer="layout" svg:x1="5.328cm" svg:y1="10.404cm" svg:x2="6.057cm" svg:y2="10.399cm" draw:start-shape="id44" draw:start-glue-point="1" draw:end-shape="id45" draw:end-glue-point="3" svg:d="m5328 10404h364v-5h365">
          <text:p/>
        </draw:connector>
        <draw:frame draw:style-name="gr4" draw:text-style-name="P9" xml:id="id4" draw:id="id4" draw:layer="layout" svg:width="6.92cm" svg:height="1.039cm" svg:x="1.148cm" svg:y="1.179cm">
          <draw:text-box>
            <text:p text:style-name="P6"><text:span text:style-name="T6">m0_adr_i, m0_cti_i, m0_sel_i, m0_dat_i,</text:span></text:p>
            <text:p text:style-name="P6"><text:span text:style-name="T6">m0_we_i, m0_cyc_i, m0_stb_i</text:span></text:p>
          </draw:text-box>
        </draw:frame>
        <draw:frame draw:style-name="gr24" draw:text-style-name="P11" xml:id="id6" draw:id="id6" draw:layer="layout" svg:width="6.92cm" svg:height="1.039cm" svg:x="1.235cm" svg:y="7.554cm">
          <draw:text-box>
            <text:p text:style-name="P10"><text:span text:style-name="T7">m1_adr_i, m1_cti_i, m1_sel_i, m1_dat_i,</text:span></text:p>
            <text:p text:style-name="P10"><text:span text:style-name="T7">m1_we_i, m1_cyc_i, m1_stb_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0:51:47</meta:creation-date>
    <dc:date>2012-04-18T20:46:47</dc:date>
    <meta:editing-duration>PT2H35M38S</meta:editing-duration>
    <meta:editing-cycles>93</meta:editing-cycles>
    <meta:generator>LibreOffice/3.5$Linux_x86 LibreOffice_project/350m1$Build-102</meta:generator>
    <meta:document-statistic meta:object-count="119"/>
  </office:meta>
</office:document-meta>
</file>